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ating Testing Apparatus (GTA)</text:p>
      <text:p text:style-name="Standard"/>
      <text:p text:style-name="Standard">User's Manual</text:p>
      <text:p text:style-name="Standard"/>
      <text:p text:style-name="Standard">Casey Deen</text:p>
      <text:p text:style-name="Standard"/>
      <text:p text:style-name="Standard">8 February 2011</text:p>
      <text:p text:style-name="Standard"/>
      <text:p text:style-name="Standard"/>
      <text:p text:style-name="Standard">Transmission Testing</text:p>
      <text:p text:style-name="Standard"/>
      <text:list xml:id="list35394468" text:style-name="L1">
        <text:list-item>
          <text:p text:style-name="P1">Start the Labview motor control VI (GT_server_v2.vi). <text:s/>This VI waits for approximately 1 minute to establish a IP connection to the python program. <text:s/>After the connection is established, it will wait indefinitely for commands from the python program over the IP connection.</text:p>
        </text:list-item>
        <text:list-item>
          <text:p text:style-name="P1">Open the transmission.py python script in the python IDLE. <text:s/>Press F5 to start.</text:p>
          <text:list>
            <text:list-item>
              <text:p text:style-name="P1">The script will load in the defaults from the grating_test.config.txt file.</text:p>
            </text:list-item>
            <text:list-item>
              <text:p text:style-name="P1">The motor controller, if configured correctly, will send the motor searching for its home position. <text:s/>Be sure to start the program with the detector arm clock-wise from its home location. <text:s/>If you fear the detector arm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s wg</meta:initial-creator>
    <meta:creation-date>2011-02-08T15:17:48.24</meta:creation-date>
    <meta:document-statistic meta:table-count="0" meta:image-count="0" meta:object-count="0" meta:page-count="1" meta:paragraph-count="9" meta:word-count="119" meta:character-count="739"/>
    <dc:date>2011-02-08T15:35:07.32</dc:date>
    <dc:creator>ms wg</dc:creator>
    <meta:editing-duration>PT00H02M08S</meta:editing-duration>
    <meta:editing-cycles>1</meta:editing-cycles>
    <meta:generator>OpenOffice.org/3.2$Win32 OpenOffice.org_project/320m18$Build-9502</meta:generator>
  </office:meta>
</office:document-meta>
</file>